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0D3A05CD3152FF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01cm, 3.317cm, 15.832cm, 6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3cm" svg:height="22.2cm" svg:x="1.092cm" svg:y="1.391cm">
          <draw:image xlink:href="Pictures/10000000000005E8000007E090D3A05CD3152FF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0:58:20.693912971</dc:date>
    <meta:editing-duration>PT3M4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